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 style:list-style-name="L2">
      <style:text-properties officeooo:rsid="00056731" officeooo:paragraph-rsid="00056731"/>
    </style:style>
    <style:style style:name="P2" style:family="paragraph" style:parent-style-name="Standard">
      <style:text-properties style:font-name="Liberation Serif" fo:font-size="12pt" style:font-size-asian="12pt" style:font-size-complex="12pt"/>
    </style:style>
    <style:style style:name="P3" style:family="paragraph" style:parent-style-name="Standard">
      <style:text-properties style:font-name="Liberation Serif" fo:font-size="12pt" officeooo:rsid="00056731" officeooo:paragraph-rsid="00056731" style:font-size-asian="12pt" style:font-size-complex="12pt"/>
    </style:style>
    <style:style style:name="P4" style:family="paragraph" style:parent-style-name="Standard">
      <style:text-properties style:font-name="Liberation Serif" fo:font-size="12pt" officeooo:paragraph-rsid="00056731" style:font-size-asian="12pt" style:font-size-complex="12pt"/>
    </style:style>
    <style:style style:name="P5" style:family="paragraph" style:parent-style-name="Standard" style:list-style-name="L2">
      <style:text-properties style:font-name="Liberation Serif" fo:font-size="12pt" fo:font-weight="bold" officeooo:rsid="00056731" officeooo:paragraph-rsid="00056731" style:font-size-asian="12pt" style:font-weight-asian="bold" style:font-size-complex="12pt" style:font-weight-complex="bold"/>
    </style:style>
    <style:style style:name="P6" style:family="paragraph" style:parent-style-name="Standard" style:list-style-name="L2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 style:list-style-name="L2">
      <style:text-properties style:font-name="Liberation Serif" fo:font-size="12pt" fo:font-weight="bold" officeooo:paragraph-rsid="00056731" style:font-size-asian="12pt" style:font-weight-asian="bold" style:font-size-complex="12pt" style:font-weight-complex="bold"/>
    </style:style>
    <style:style style:name="P8" style:family="paragraph" style:parent-style-name="Standard" style:list-style-name="L2">
      <style:text-properties style:font-name="Liberation Serif" fo:font-size="12pt" fo:font-weight="normal" officeooo:rsid="0005f093" officeooo:paragraph-rsid="0005f093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text-properties style:font-name="Liberation Serif" fo:font-size="12pt" fo:font-weight="normal" officeooo:paragraph-rsid="00056731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text-properties fo:font-weight="bold" officeooo:rsid="00056731" officeooo:paragraph-rsid="00056731" style:font-weight-asian="bold" style:font-weight-complex="bold"/>
    </style:style>
    <style:style style:name="P11" style:family="paragraph" style:parent-style-name="Standard">
      <style:text-properties fo:font-weight="bold" officeooo:rsid="00056731" officeooo:paragraph-rsid="00056731" style:font-weight-asian="bold" style:font-weight-complex="bold"/>
    </style:style>
    <style:style style:name="T1" style:family="text">
      <style:text-properties officeooo:rsid="0005673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351929776" text:style-name="L2">
        <text:list-item>
          <text:p text:style-name="P10">¿Qué variable representa la lista ABIERTA?</text:p>
          <text:p text:style-name="P1">La variable que representa la lista ABIERTA es openset, que se encuentra en la clase Astar.java</text:p>
        </text:list-item>
        <text:list-item>
          <text:p text:style-name="P5">¿Qué variable representa la función g?</text:p>
          <text:p text:style-name="P8">La variable que representa la función g, es decir, el coste del mejor camino de los encontrados es gScore.</text:p>
        </text:list-item>
        <text:list-item>
          <text:p text:style-name="P7"><text:span text:style-name="T1">¿Qué variable representa la función </text:span>f?</text:p>
          <text:p text:style-name="P8">La variable que representa la función f, es decir, el coste estimado desde el inicio hasta el destino pasado por un nudo y es fScore.</text:p>
        </text:list-item>
        <text:list-item>
          <text:p text:style-name="P7"><text:span text:style-name="T1">¿</text:span>Qué método habría que modificar para que la heurística representara la distancia aérea entre vértices?</text:p>
          <text:p text:style-name="P9"/>
        </text:list-item>
        <text:list-item>
          <text:p text:style-name="P6"><text:span text:style-name="T1">¿</text:span>Realiza este método reevaluación de nudos cuando se encuentra una nueva ruta a un determinado vértice? Justifique la respuesta.</text:p>
        </text:list-item>
      </text:list>
      <text:p text:style-name="P2"/>
      <text:p text:style-name="P4"/>
      <text:p text:style-name="P3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5:28:40.626258949</meta:creation-date>
    <dc:date>2017-10-23T15:46:56.680391125</dc:date>
    <meta:editing-duration>PT8M5S</meta:editing-duration>
    <meta:editing-cycles>2</meta:editing-cycles>
    <meta:generator>LibreOffice/5.4.1.2.0$Linux_X86_64 LibreOffice_project/40m0$Build-2</meta:generator>
    <meta:document-statistic meta:table-count="0" meta:image-count="0" meta:object-count="0" meta:page-count="1" meta:paragraph-count="8" meta:word-count="117" meta:character-count="693" meta:non-whitespace-character-count="589"/>
  </office:meta>
</office:document-meta>
</file>